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0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CUSTOM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table:style-name="ce25" office:value-type="string">
            <text:p>"CUSTOM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20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9">07/09/2024</text:date>, <text:time>22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09T22:00:52</dc:date>
    <meta:editing-cycles>255</meta:editing-cycles>
    <meta:editing-duration>PT6H21M32S</meta:editing-duration>
    <meta:document-statistic meta:table-count="1" meta:cell-count="597" meta:object-count="0"/>
  </office:meta>
</office:document-meta>
</file>